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style>
    <style:style style:name="P3" style:parent-style-name="Heading1"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fo:background-color="#FFFFFF"/>
    </style:style>
    <style:style style:name="P19" style:parent-style-name="PreformattedText" style:family="paragraph">
      <style:paragraph-properties fo:text-align="justify"/>
    </style:style>
    <style:style style:name="P20" style:parent-style-name="PreformattedText" style:family="paragraph">
      <style:paragraph-properties fo:margin-bottom="0.1965in" fo:background-color="#CCCCCC"/>
      <style:text-properties fo:color="#555555"/>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PreformattedText" style:family="paragraph">
      <style:paragraph-properties fo:margin-bottom="0.1965in" fo:background-color="#CCCCCC"/>
      <style:text-properties fo:color="#555555"/>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family="paragraph">
      <style:paragraph-properties fo:text-align="justify"/>
    </style:style>
    <style:style style:name="T29" style:parent-style-name="DefaultParagraphFont" style:family="text">
      <style:text-properties fo:font-weight="bold" style:font-weight-asian="bold" style:font-weight-complex="bold"/>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fo:background-color="#FFFFFF"/>
    </style:style>
    <style:style style:name="P34" style:parent-style-name="PreformattedText" style:family="paragraph">
      <style:paragraph-properties fo:background-color="#CCCCCC"/>
      <style:text-properties fo:color="#555555"/>
    </style:style>
    <style:style style:name="P35" style:parent-style-name="PreformattedText" style:family="paragraph">
      <style:paragraph-properties fo:margin-bottom="0.1965in" fo:background-color="#CCCCCC"/>
    </style:style>
    <style:style style:name="T36" style:parent-style-name="DefaultParagraphFont" style:family="text">
      <style:text-properties fo:color="#555555"/>
    </style:style>
    <style:style style:name="T37" style:parent-style-name="DefaultParagraphFont" style:family="text">
      <style:text-properties fo:color="#555555"/>
    </style:style>
    <style:style style:name="T38" style:parent-style-name="DefaultParagraphFont" style:family="text">
      <style:text-properties fo:color="#555555"/>
    </style:style>
    <style:style style:name="T39" style:parent-style-name="DefaultParagraphFont" style:family="text">
      <style:text-properties fo:color="#555555"/>
    </style:style>
    <style:style style:name="T40" style:parent-style-name="DefaultParagraphFont" style:family="text">
      <style:text-properties fo:color="#555555"/>
    </style:style>
    <style:style style:name="T41" style:parent-style-name="DefaultParagraphFont" style:family="text">
      <style:text-properties fo:color="#555555"/>
    </style:style>
    <style:style style:name="T42" style:parent-style-name="DefaultParagraphFont" style:family="text">
      <style:text-properties fo:color="#555555"/>
    </style:style>
    <style:style style:name="P43" style:parent-style-name="Standard" style:family="paragraph">
      <style:paragraph-properties fo:text-align="justify" fo:background-color="#FFFFFF"/>
    </style:style>
    <style:style style:name="P44" style:parent-style-name="PreformattedText" style:family="paragraph">
      <style:paragraph-properties fo:margin-bottom="0.1965in" fo:background-color="#CCCCCC"/>
    </style:style>
    <style:style style:name="T45" style:parent-style-name="DefaultParagraphFont" style:family="text">
      <style:text-properties fo:color="#555555"/>
    </style:style>
    <style:style style:name="T46" style:parent-style-name="DefaultParagraphFont" style:family="text">
      <style:text-properties fo:color="#555555"/>
    </style:style>
    <style:style style:name="T47" style:parent-style-name="DefaultParagraphFont" style:family="text">
      <style:text-properties fo:color="#555555"/>
    </style:style>
    <style:style style:name="T48" style:parent-style-name="DefaultParagraphFont" style:family="text">
      <style:text-properties fo:color="#555555"/>
    </style:style>
    <style:style style:name="T49" style:parent-style-name="DefaultParagraphFont" style:family="text">
      <style:text-properties fo:color="#555555"/>
    </style:style>
    <style:style style:name="T50" style:parent-style-name="DefaultParagraphFont" style:family="text">
      <style:text-properties fo:color="#555555"/>
    </style:style>
    <style:style style:name="T51" style:parent-style-name="DefaultParagraphFont" style:family="text">
      <style:text-properties fo:color="#555555"/>
    </style:style>
    <style:style style:name="T52" style:parent-style-name="DefaultParagraphFont" style:family="text">
      <style:text-properties fo:color="#555555"/>
    </style:style>
    <style:style style:name="T53" style:parent-style-name="DefaultParagraphFont" style:family="text">
      <style:text-properties fo:color="#555555"/>
    </style:style>
    <style:style style:name="T54" style:parent-style-name="DefaultParagraphFont" style:family="text">
      <style:text-properties fo:color="#555555"/>
    </style:style>
    <style:style style:name="T55" style:parent-style-name="DefaultParagraphFont" style:family="text">
      <style:text-properties fo:color="#555555"/>
    </style:style>
    <style:style style:name="P56" style:parent-style-name="Standard" style:family="paragraph">
      <style:paragraph-properties fo:text-align="justify" fo:background-color="#FFFFFF"/>
    </style:style>
    <style:style style:name="P57" style:parent-style-name="Standard" style:family="paragraph">
      <style:paragraph-properties fo:text-align="justify" fo:background-color="#FFFFFF"/>
    </style:style>
    <style:style style:name="P58" style:parent-style-name="PreformattedText" style:family="paragraph">
      <style:paragraph-properties fo:margin-bottom="0.1965in" fo:background-color="#CCCCCC"/>
    </style:style>
    <style:style style:name="T59" style:parent-style-name="DefaultParagraphFont" style:family="text">
      <style:text-properties fo:color="#555555"/>
    </style:style>
    <style:style style:name="T60" style:parent-style-name="DefaultParagraphFont" style:family="text">
      <style:text-properties fo:color="#555555"/>
    </style:style>
    <style:style style:name="T61" style:parent-style-name="DefaultParagraphFont" style:family="text">
      <style:text-properties fo:color="#555555"/>
    </style:style>
    <style:style style:name="T62" style:parent-style-name="DefaultParagraphFont" style:family="text">
      <style:text-properties fo:color="#555555"/>
    </style:style>
    <style:style style:name="T63" style:parent-style-name="DefaultParagraphFont" style:family="text">
      <style:text-properties fo:color="#555555"/>
    </style:style>
    <style:style style:name="T64" style:parent-style-name="DefaultParagraphFont" style:family="text">
      <style:text-properties fo:color="#555555"/>
    </style:style>
    <style:style style:name="T65" style:parent-style-name="DefaultParagraphFont" style:family="text">
      <style:text-properties fo:color="#555555"/>
    </style:style>
    <style:style style:name="T66" style:parent-style-name="DefaultParagraphFont" style:family="text">
      <style:text-properties fo:color="#555555"/>
    </style:style>
    <style:style style:name="T67" style:parent-style-name="DefaultParagraphFont" style:family="text">
      <style:text-properties fo:color="#555555"/>
    </style:style>
    <style:style style:name="T68" style:parent-style-name="DefaultParagraphFont" style:family="text">
      <style:text-properties fo:color="#555555"/>
    </style:style>
    <style:style style:name="P69" style:parent-style-name="Standard" style:family="paragraph">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Standard" style:family="paragraph">
      <style:paragraph-properties fo:text-align="justify"/>
    </style:style>
    <style:style style:name="T72" style:parent-style-name="DefaultParagraphFont" style:family="text">
      <style:text-properties fo:font-weight="bold" style:font-weight-asian="bold" style:font-weight-complex="bold"/>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fo:background-color="#FFFFFF"/>
    </style:style>
    <style:style style:name="P77" style:parent-style-name="PreformattedText" style:family="paragraph">
      <style:paragraph-properties fo:text-align="justify"/>
    </style:style>
    <style:style style:name="P78" style:parent-style-name="PreformattedText" style:family="paragraph">
      <style:paragraph-properties fo:margin-bottom="0.1965in" fo:background-color="#CCCCCC"/>
      <style:text-properties fo:color="#555555"/>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PreformattedText" style:family="paragraph">
      <style:paragraph-properties fo:margin-bottom="0.1965in" fo:background-color="#CCCCCC"/>
      <style:text-properties fo:color="#555555"/>
    </style:style>
    <style:style style:name="P82" style:parent-style-name="Standard" style:family="paragraph">
      <style:paragraph-properties fo:text-align="justify"/>
    </style:style>
    <style:style style:name="T83" style:parent-style-name="DefaultParagraphFont" style:family="text">
      <style:text-properties fo:font-style="italic" style:font-style-asian="italic"/>
    </style:style>
    <style:style style:name="P84" style:parent-style-name="Standard" style:family="paragraph">
      <style:paragraph-properties fo:text-align="justify" fo:background-color="#FFFFFF"/>
    </style:style>
    <style:style style:name="P85" style:parent-style-name="Standard" style:family="paragraph">
      <style:paragraph-properties fo:text-align="justify" fo:background-color="#FFFFFF"/>
    </style:style>
    <style:style style:name="T86" style:parent-style-name="DefaultParagraphFont" style:family="text">
      <style:text-properties fo:font-weight="bold" style:font-weight-asian="bold" style:font-weight-complex="bold"/>
    </style:style>
    <style:style style:name="P87" style:parent-style-name="Standard" style:family="paragraph">
      <style:paragraph-properties fo:text-align="justify"/>
    </style:style>
    <style:style style:name="T88" style:parent-style-name="DefaultParagraphFont" style:family="text">
      <style:text-properties fo:font-weight="bold" style:font-weight-asian="bold" style:font-weight-complex="bold"/>
    </style:style>
    <style:style style:name="P89" style:parent-style-name="Standard" style:family="paragraph">
      <style:paragraph-properties fo:text-align="justify"/>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fo:background-color="#FFFFFF"/>
    </style:style>
    <style:style style:name="P97" style:parent-style-name="PreformattedText" style:family="paragraph">
      <style:paragraph-properties fo:text-align="justify"/>
    </style:style>
    <style:style style:name="P98" style:parent-style-name="PreformattedText" style:family="paragraph">
      <style:paragraph-properties fo:margin-bottom="0.1965in" fo:background-color="#CCCCCC"/>
      <style:text-properties fo:color="#555555"/>
    </style:style>
    <style:style style:name="P99" style:parent-style-name="Standard" style:family="paragraph">
      <style:paragraph-properties fo:text-align="justify"/>
    </style:style>
    <style:style style:name="P100" style:parent-style-name="Standard" style:family="paragraph"/>
    <style:style style:name="T101" style:parent-style-name="DefaultParagraphFont" style:family="text">
      <style:text-properties fo:font-style="italic" style:font-style-asian="italic"/>
    </style:style>
    <style:style style:name="P102" style:parent-style-name="Standard" style:family="paragraph"/>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P105" style:parent-style-name="Standard" style:family="paragraph"/>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P108" style:parent-style-name="Standard" style:family="paragraph"/>
    <style:style style:name="T109" style:parent-style-name="DefaultParagraphFont" style:family="text">
      <style:text-properties fo:font-style="italic" style:font-style-asian="italic"/>
    </style:style>
    <style:style style:name="P110" style:parent-style-name="Standard" style:family="paragraph"/>
    <style:style style:name="P111" style:parent-style-name="Standard" style:family="paragraph">
      <style:paragraph-properties fo:text-align="justify" fo:background-color="#FFFFFF"/>
    </style:style>
    <style:style style:name="P112" style:parent-style-name="Standard" style:family="paragraph">
      <style:paragraph-properties fo:text-align="justify" fo:background-color="#FFFFFF"/>
    </style:style>
    <style:style style:name="T113" style:parent-style-name="DefaultParagraphFont" style:family="text">
      <style:text-properties fo:font-weight="bold" style:font-weight-asian="bold" style:font-weight-complex="bold"/>
    </style:style>
    <style:style style:name="P114" style:parent-style-name="Standard" style:family="paragraph">
      <style:paragraph-properties fo:text-align="justify"/>
    </style:style>
    <style:style style:name="T115" style:parent-style-name="DefaultParagraphFont" style:family="text">
      <style:text-properties fo:font-weight="bold" style:font-weight-asian="bold" style:font-weight-complex="bold"/>
    </style:style>
    <style:style style:name="P116" style:parent-style-name="Standard" style:family="paragraph">
      <style:paragraph-properties fo:text-align="justify"/>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fo:background-color="#FFFFFF"/>
    </style:style>
    <style:style style:name="P124" style:parent-style-name="PreformattedText" style:family="paragraph">
      <style:paragraph-properties fo:text-align="justify"/>
    </style:style>
    <style:style style:name="P125" style:parent-style-name="PreformattedText" style:family="paragraph">
      <style:paragraph-properties fo:margin-bottom="0.1965in" fo:background-color="#CCCCCC"/>
      <style:text-properties fo:color="#555555"/>
    </style:style>
    <style:style style:name="P126" style:parent-style-name="Standard" style:family="paragraph">
      <style:paragraph-properties fo:text-align="justify" fo:background-color="#FFFFFF"/>
    </style:style>
    <style:style style:name="P127" style:parent-style-name="Standard" style:family="paragraph">
      <style:paragraph-properties fo:text-align="justify" fo:background-color="#FFFFFF"/>
    </style:style>
    <style:style style:name="P128" style:parent-style-name="Standard" style:family="paragraph">
      <style:paragraph-properties fo:text-align="justify" fo:background-color="#FFFFFF"/>
    </style:style>
    <style:style style:name="P129" style:parent-style-name="Standard" style:family="paragraph">
      <style:paragraph-properties fo:text-align="justify" fo:background-color="#FFFFFF"/>
    </style:style>
    <style:style style:name="P130" style:parent-style-name="Standard" style:family="paragraph">
      <style:paragraph-properties fo:text-align="justify" fo:background-color="#FFFFFF"/>
    </style:style>
    <style:style style:name="T131" style:parent-style-name="DefaultParagraphFont" style:family="text">
      <style:text-properties fo:font-weight="bold" style:font-weight-asian="bold" style:font-weight-complex="bold"/>
    </style:style>
    <style:style style:name="P132" style:parent-style-name="Standard" style:family="paragraph">
      <style:paragraph-properties fo:text-align="justify"/>
    </style:style>
    <style:style style:name="T133" style:parent-style-name="DefaultParagraphFont" style:family="text">
      <style:text-properties fo:font-weight="bold" style:font-weight-asian="bold" style:font-weight-complex="bold"/>
    </style:style>
    <style:style style:name="P134" style:parent-style-name="Standard" style:family="paragraph">
      <style:paragraph-properties fo:text-align="justify"/>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fo:background-color="#FFFFFF"/>
    </style:style>
    <style:style style:name="P142" style:parent-style-name="PreformattedText" style:family="paragraph">
      <style:paragraph-properties fo:text-align="justify"/>
    </style:style>
    <style:style style:name="P143" style:parent-style-name="PreformattedText" style:family="paragraph">
      <style:paragraph-properties fo:margin-bottom="0.1965in" fo:background-color="#CCCCCC"/>
      <style:text-properties fo:color="#555555"/>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PreformattedText" style:family="paragraph">
      <style:paragraph-properties fo:margin-bottom="0.1965in" fo:background-color="#CCCCCC"/>
      <style:text-properties fo:color="#555555"/>
    </style:style>
    <style:style style:name="P147" style:parent-style-name="Standard" style:family="paragraph">
      <style:paragraph-properties fo:text-align="justify"/>
    </style:style>
    <style:style style:name="P148" style:parent-style-name="Standard" style:family="paragraph">
      <style:paragraph-properties fo:text-align="justify" fo:background-color="#FFFFFF"/>
    </style:style>
    <style:style style:name="T149" style:parent-style-name="DefaultParagraphFont" style:family="text">
      <style:text-properties fo:font-weight="bold" style:font-weight-asian="bold" style:font-weight-complex="bold"/>
    </style:style>
    <style:style style:name="P150" style:parent-style-name="Standard" style:family="paragraph">
      <style:paragraph-properties fo:text-align="justify"/>
    </style:style>
    <style:style style:name="T151" style:parent-style-name="DefaultParagraphFont" style:family="text">
      <style:text-properties fo:font-weight="bold" style:font-weight-asian="bold" style:font-weight-complex="bold"/>
    </style:style>
    <style:style style:name="P152" style:parent-style-name="Standard" style:family="paragraph">
      <style:paragraph-properties fo:text-align="justify"/>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fo:background-color="#FFFFFF"/>
    </style:style>
    <style:style style:name="P160" style:parent-style-name="PreformattedText" style:family="paragraph">
      <style:paragraph-properties fo:text-align="justify"/>
    </style:style>
    <style:style style:name="P161" style:parent-style-name="PreformattedText" style:family="paragraph">
      <style:paragraph-properties fo:margin-bottom="0.1965in" fo:background-color="#CCCCCC"/>
      <style:text-properties fo:color="#555555"/>
    </style:style>
    <style:style style:name="P162" style:parent-style-name="Standard" style:family="paragraph">
      <style:paragraph-properties fo:text-align="justify" fo:background-color="#FFFFFF"/>
    </style:style>
    <style:style style:name="T163" style:parent-style-name="DefaultParagraphFont" style:family="text">
      <style:text-properties fo:font-weight="bold" style:font-weight-asian="bold" style:font-weight-complex="bold"/>
    </style:style>
    <style:style style:name="P164" style:parent-style-name="Standard" style:family="paragraph">
      <style:paragraph-properties fo:text-align="justify"/>
    </style:style>
    <style:style style:name="T165" style:parent-style-name="DefaultParagraphFont" style:family="text">
      <style:text-properties fo:font-weight="bold" style:font-weight-asian="bold" style:font-weight-complex="bold"/>
    </style:style>
    <style:style style:name="P166" style:parent-style-name="Standard" style:family="paragraph">
      <style:paragraph-properties fo:text-align="justify"/>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fo:background-color="#FFFFFF"/>
    </style:style>
    <style:style style:name="P174" style:parent-style-name="PreformattedText" style:family="paragraph">
      <style:paragraph-properties fo:background-color="#CCCCCC"/>
      <style:text-properties fo:color="#555555"/>
    </style:style>
    <style:style style:name="P175" style:parent-style-name="PreformattedText" style:family="paragraph">
      <style:paragraph-properties fo:margin-bottom="0.1965in" fo:background-color="#CCCCCC"/>
    </style:style>
    <style:style style:name="T176" style:parent-style-name="DefaultParagraphFont" style:family="text">
      <style:text-properties fo:color="#555555"/>
    </style:style>
    <style:style style:name="T177" style:parent-style-name="DefaultParagraphFont" style:family="text">
      <style:text-properties fo:color="#555555"/>
    </style:style>
    <style:style style:name="T178" style:parent-style-name="DefaultParagraphFont" style:family="text">
      <style:text-properties fo:color="#555555"/>
    </style:style>
    <style:style style:name="T179" style:parent-style-name="DefaultParagraphFont" style:family="text">
      <style:text-properties fo:color="#555555"/>
    </style:style>
    <style:style style:name="T180" style:parent-style-name="DefaultParagraphFont" style:family="text">
      <style:text-properties fo:color="#555555"/>
    </style:style>
    <style:style style:name="T181" style:parent-style-name="DefaultParagraphFont" style:family="text">
      <style:text-properties fo:color="#555555"/>
    </style:style>
    <style:style style:name="T182" style:parent-style-name="DefaultParagraphFont" style:family="text">
      <style:text-properties fo:color="#555555"/>
    </style:style>
    <style:style style:name="P183" style:parent-style-name="Standard" style:family="paragraph">
      <style:paragraph-properties fo:text-align="justify" fo:background-color="#FFFFFF"/>
    </style:style>
    <style:style style:name="P184" style:parent-style-name="PreformattedText" style:family="paragraph">
      <style:paragraph-properties fo:margin-bottom="0.1965in" fo:background-color="#CCCCCC"/>
    </style:style>
    <style:style style:name="T185" style:parent-style-name="DefaultParagraphFont" style:family="text">
      <style:text-properties fo:color="#555555"/>
    </style:style>
    <style:style style:name="T186" style:parent-style-name="DefaultParagraphFont" style:family="text">
      <style:text-properties fo:color="#555555"/>
    </style:style>
    <style:style style:name="T187" style:parent-style-name="DefaultParagraphFont" style:family="text">
      <style:text-properties fo:color="#555555"/>
    </style:style>
    <style:style style:name="T188" style:parent-style-name="DefaultParagraphFont" style:family="text">
      <style:text-properties fo:color="#555555"/>
    </style:style>
    <style:style style:name="T189" style:parent-style-name="DefaultParagraphFont" style:family="text">
      <style:text-properties fo:color="#555555"/>
    </style:style>
    <style:style style:name="T190" style:parent-style-name="DefaultParagraphFont" style:family="text">
      <style:text-properties fo:color="#555555"/>
    </style:style>
    <style:style style:name="T191" style:parent-style-name="DefaultParagraphFont" style:family="text">
      <style:text-properties fo:color="#555555"/>
    </style:style>
    <style:style style:name="T192" style:parent-style-name="DefaultParagraphFont" style:family="text">
      <style:text-properties fo:color="#555555"/>
    </style:style>
    <style:style style:name="T193" style:parent-style-name="DefaultParagraphFont" style:family="text">
      <style:text-properties fo:color="#555555"/>
    </style:style>
    <style:style style:name="P194" style:parent-style-name="Standard" style:family="paragraph">
      <style:paragraph-properties fo:text-align="justify" fo:background-color="#FFFFFF"/>
    </style:style>
    <style:style style:name="P195" style:parent-style-name="Standard" style:family="paragraph">
      <style:paragraph-properties fo:text-align="justify" fo:background-color="#FFFFFF"/>
    </style:style>
    <style:style style:name="P196" style:parent-style-name="PreformattedText" style:family="paragraph">
      <style:paragraph-properties fo:margin-bottom="0.1965in" fo:background-color="#CCCCCC"/>
    </style:style>
    <style:style style:name="T197" style:parent-style-name="DefaultParagraphFont" style:family="text">
      <style:text-properties fo:color="#555555"/>
    </style:style>
    <style:style style:name="T198" style:parent-style-name="DefaultParagraphFont" style:family="text">
      <style:text-properties fo:color="#555555"/>
    </style:style>
    <style:style style:name="T199" style:parent-style-name="DefaultParagraphFont" style:family="text">
      <style:text-properties fo:color="#555555"/>
    </style:style>
    <style:style style:name="T200" style:parent-style-name="DefaultParagraphFont" style:family="text">
      <style:text-properties fo:color="#555555"/>
    </style:style>
    <style:style style:name="T201" style:parent-style-name="DefaultParagraphFont" style:family="text">
      <style:text-properties fo:color="#555555"/>
    </style:style>
    <style:style style:name="T202" style:parent-style-name="DefaultParagraphFont" style:family="text">
      <style:text-properties fo:color="#555555"/>
    </style:style>
    <style:style style:name="T203" style:parent-style-name="DefaultParagraphFont" style:family="text">
      <style:text-properties fo:color="#555555"/>
    </style:style>
    <style:style style:name="T204" style:parent-style-name="DefaultParagraphFont" style:family="text">
      <style:text-properties fo:color="#555555"/>
    </style:style>
    <style:style style:name="P205" style:parent-style-name="Standard" style:family="paragraph">
      <style:paragraph-properties fo:text-align="justify" fo:background-color="#FFFFFF"/>
    </style:style>
    <style:style style:name="P206" style:parent-style-name="Standard" style:family="paragraph">
      <style:paragraph-properties fo:text-align="justify" fo:background-color="#FFFFFF"/>
    </style:style>
    <style:style style:name="P207" style:parent-style-name="PreformattedText" style:family="paragraph">
      <style:paragraph-properties fo:margin-bottom="0.1965in" fo:background-color="#CCCCCC"/>
    </style:style>
    <style:style style:name="T208" style:parent-style-name="DefaultParagraphFont" style:family="text">
      <style:text-properties fo:color="#555555"/>
    </style:style>
    <style:style style:name="T209" style:parent-style-name="DefaultParagraphFont" style:family="text">
      <style:text-properties fo:color="#555555"/>
    </style:style>
    <style:style style:name="T210" style:parent-style-name="DefaultParagraphFont" style:family="text">
      <style:text-properties fo:color="#555555"/>
    </style:style>
    <style:style style:name="T211" style:parent-style-name="DefaultParagraphFont" style:family="text">
      <style:text-properties fo:color="#555555"/>
    </style:style>
    <style:style style:name="T212" style:parent-style-name="DefaultParagraphFont" style:family="text">
      <style:text-properties fo:color="#555555"/>
    </style:style>
    <style:style style:name="T213" style:parent-style-name="DefaultParagraphFont" style:family="text">
      <style:text-properties fo:color="#555555"/>
    </style:style>
    <style:style style:name="T214" style:parent-style-name="DefaultParagraphFont" style:family="text">
      <style:text-properties fo:color="#555555"/>
    </style:style>
    <style:style style:name="T215" style:parent-style-name="DefaultParagraphFont" style:family="text">
      <style:text-properties fo:color="#555555"/>
    </style:style>
    <style:style style:name="T216" style:parent-style-name="DefaultParagraphFont" style:family="text">
      <style:text-properties fo:color="#555555"/>
    </style:style>
    <style:style style:name="P217" style:parent-style-name="Standard" style:family="paragraph">
      <style:paragraph-properties fo:text-align="justify" fo:background-color="#FFFFFF"/>
    </style:style>
    <style:style style:name="P218" style:parent-style-name="Standard" style:family="paragraph">
      <style:paragraph-properties fo:text-align="justify" fo:background-color="#FFFFFF"/>
    </style:style>
    <style:style style:name="P219" style:parent-style-name="Standard" style:family="paragraph">
      <style:paragraph-properties fo:text-align="justify" fo:background-color="#FFFFFF"/>
    </style:style>
    <style:style style:name="P220" style:parent-style-name="PreformattedText" style:family="paragraph">
      <style:paragraph-properties fo:margin-bottom="0.1965in" fo:background-color="#CCCCCC"/>
    </style:style>
    <style:style style:name="T221" style:parent-style-name="DefaultParagraphFont" style:family="text">
      <style:text-properties fo:color="#555555"/>
    </style:style>
    <style:style style:name="T222" style:parent-style-name="DefaultParagraphFont" style:family="text">
      <style:text-properties fo:color="#555555"/>
    </style:style>
    <style:style style:name="T223" style:parent-style-name="DefaultParagraphFont" style:family="text">
      <style:text-properties fo:color="#555555"/>
    </style:style>
    <style:style style:name="T224" style:parent-style-name="DefaultParagraphFont" style:family="text">
      <style:text-properties fo:color="#555555"/>
    </style:style>
    <style:style style:name="T225" style:parent-style-name="DefaultParagraphFont" style:family="text">
      <style:text-properties fo:color="#555555"/>
    </style:style>
    <style:style style:name="T226" style:parent-style-name="DefaultParagraphFont" style:family="text">
      <style:text-properties fo:color="#555555"/>
    </style:style>
    <style:style style:name="T227" style:parent-style-name="DefaultParagraphFont" style:family="text">
      <style:text-properties fo:color="#555555"/>
    </style:style>
    <style:style style:name="T228" style:parent-style-name="DefaultParagraphFont" style:family="text">
      <style:text-properties fo:color="#555555"/>
    </style:style>
    <style:style style:name="T229" style:parent-style-name="DefaultParagraphFont" style:family="text">
      <style:text-properties fo:color="#555555"/>
    </style:style>
    <style:style style:name="T230" style:parent-style-name="DefaultParagraphFont" style:family="text">
      <style:text-properties fo:color="#555555"/>
    </style:style>
    <style:style style:name="T231" style:parent-style-name="DefaultParagraphFont" style:family="text">
      <style:text-properties fo:font-weight="bold" style:font-weight-asian="bold" style:font-weight-complex="bold" fo:language="en" fo:country="US"/>
    </style:style>
    <style:style style:name="T232" style:parent-style-name="DefaultParagraphFont" style:family="text">
      <style:text-properties fo:language="en" fo:country="US"/>
    </style:style>
    <style:style style:name="P233" style:parent-style-name="Standard" style:family="paragraph">
      <style:paragraph-properties fo:text-align="justify"/>
    </style:style>
    <style:style style:name="T234" style:parent-style-name="DefaultParagraphFont" style:family="text">
      <style:text-properties fo:font-weight="bold" style:font-weight-asian="bold" style:font-weight-complex="bold"/>
    </style:style>
    <style:style style:name="P235" style:parent-style-name="Standard" style:family="paragraph">
      <style:paragraph-properties fo:text-align="justify"/>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P240" style:parent-style-name="Standard" style:family="paragraph"/>
    <style:style style:name="T241" style:parent-style-name="DefaultParagraphFont" style:family="text">
      <style:text-properties fo:font-style="italic" style:font-style-asian="italic" style:font-style-complex="italic"/>
    </style:style>
    <style:style style:name="P242" style:parent-style-name="Standard" style:family="paragraph"/>
    <style:style style:name="T243" style:parent-style-name="DefaultParagraphFont" style:family="text">
      <style:text-properties fo:font-style="italic" style:font-style-asian="italic" style:font-style-complex="italic"/>
    </style:style>
    <style:style style:name="P244" style:parent-style-name="Standard" style:family="paragraph"/>
    <style:style style:name="T245" style:parent-style-name="DefaultParagraphFont" style:family="text">
      <style:text-properties fo:font-style="italic" style:font-style-asian="italic" style:font-style-complex="italic"/>
    </style:style>
    <style:style style:name="P246" style:parent-style-name="Standard" style:family="paragraph"/>
    <style:style style:name="T247" style:parent-style-name="DefaultParagraphFont" style:family="text">
      <style:text-properties fo:font-style="italic" style:font-style-asian="italic" style:font-style-complex="italic"/>
    </style:style>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fo:background-color="#FFFFFF"/>
    </style:style>
    <style:style style:name="P257" style:parent-style-name="PreformattedText" style:family="paragraph">
      <style:paragraph-properties fo:text-align="justify"/>
    </style:style>
    <style:style style:name="P258" style:parent-style-name="PreformattedText" style:family="paragraph">
      <style:paragraph-properties fo:margin-bottom="0.1965in" fo:background-color="#CCCCCC"/>
      <style:text-properties fo:color="#555555"/>
    </style:style>
    <style:style style:name="P259" style:parent-style-name="Standard" style:family="paragraph">
      <style:paragraph-properties fo:text-align="justify" fo:background-color="#FFFFFF"/>
    </style:style>
    <style:style style:name="P260" style:parent-style-name="Standard" style:family="paragraph">
      <style:paragraph-properties fo:text-align="justify" fo:background-color="#FFFFFF"/>
    </style:style>
    <style:style style:name="T261" style:parent-style-name="DefaultParagraphFont" style:family="text">
      <style:text-properties fo:font-weight="bold" style:font-weight-asian="bold" style:font-weight-complex="bold" fo:language="en" fo:country="US"/>
    </style:style>
    <style:style style:name="T262" style:parent-style-name="DefaultParagraphFont" style:family="text">
      <style:text-properties fo:language="en" fo:country="US"/>
    </style:style>
    <style:style style:name="P263" style:parent-style-name="Standard" style:family="paragraph">
      <style:paragraph-properties fo:text-align="justify"/>
    </style:style>
    <style:style style:name="T264" style:parent-style-name="DefaultParagraphFont" style:family="text">
      <style:text-properties fo:font-weight="bold" style:font-weight-asian="bold" style:font-weight-complex="bold"/>
    </style:style>
    <style:style style:name="P265" style:parent-style-name="Standard" style:family="paragraph">
      <style:paragraph-properties fo:text-align="justify"/>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fo:background-color="#FFFFFF"/>
    </style:style>
    <style:style style:name="P273" style:parent-style-name="Standard" style:family="paragraph">
      <style:paragraph-properties fo:text-align="justify" fo:background-color="#FFFFFF"/>
    </style:style>
    <style:style style:name="P274" style:parent-style-name="PreformattedText" style:family="paragraph">
      <style:paragraph-properties fo:text-align="justify"/>
    </style:style>
    <style:style style:name="P275" style:parent-style-name="PreformattedText" style:family="paragraph">
      <style:paragraph-properties fo:margin-bottom="0.1965in" fo:background-color="#CCCCCC"/>
      <style:text-properties fo:color="#555555"/>
    </style:style>
    <style:style style:name="P276" style:parent-style-name="Standard" style:family="paragraph">
      <style:paragraph-properties fo:text-align="justify" fo:background-color="#FFFFFF"/>
    </style:style>
    <style:style style:name="P277" style:parent-style-name="Standard" style:family="paragraph">
      <style:paragraph-properties fo:text-align="justify" fo:background-color="#FFFFFF"/>
    </style:style>
    <style:style style:name="P278" style:parent-style-name="Standard" style:family="paragraph">
      <style:paragraph-properties fo:text-align="justify"/>
    </style:style>
  </office:automatic-styles>
  <office:body>
    <office:text text:use-soft-page-breaks="true">
      <text:h text:style-name="P1" text:outline-level="1"/>
      <text:h text:style-name="P2" text:outline-level="1">Arrowhead<text:s/>DataManager<text:s/>Core Service 4.1.3<text:s/>­<text:s/>Release Notes</text:h>
      <text:h text:style-name="P3" text:outline-level="1"><text:s/></text:h>
      <text:p text:style-name="Standard"/>
      <text:p text:style-name="P4">In Arrowhead version 4.1.3, the whole codebase of the Arrowhead framework has been rewritten using Spring Boot technology. We believe the new version is better both in code quality, performance and robustness. It is easier to use, maintain and improve.</text:p>
      <text:p text:style-name="P5">However, this means that Arrowhead version 4.1.3 is NOT compatible with providers and consumers written for version 4.1.2 because the changes affect not just the backend but the public interface of the core services, too.</text:p>
      <text:p text:style-name="P6">This document describes the new public API of the Arrowhead<text:s/>DataManager<text:s/>Core Service 4.1.3 and shows the key differences between the new interface and the old one.</text:p>
      <text:h text:style-name="Heading2" text:outline-level="2">Client Services<text:s/>- Proxy</text:h>
      <text:p text:style-name="Standard">These services can be used by<text:s/>consumers in an<text:s/>Arrowhead Cloud.</text:p>
      <text:p text:style-name="Standard"/>
      <text:p text:style-name="Standard"><text:span text:style-name="T7">Uri</text:span>: /datamanager/echo</text:p>
      <text:p text:style-name="Standard"><text:span text:style-name="T8">Type</text:span>: GET</text:p>
      <text:p text:style-name="Standard"/>
      <text:p text:style-name="P9">Returns a “Got it” message with the purpose of testing the core service availability.</text:p>
      <text:p text:style-name="P10"/>
      <text:p text:style-name="P11"/>
      <text:p text:style-name="Standard"><text:span text:style-name="T12">Uri</text:span>: /datamanager/proxy</text:p>
      <text:p text:style-name="P13"><text:span text:style-name="T14">Type</text:span>:<text:s/>GET</text:p>
      <text:p text:style-name="P15"/>
      <text:p text:style-name="P16">Gets a list of all<text:s/>systems that have created a proxy endpoint.</text:p>
      <text:p text:style-name="P17"/>
      <text:p text:style-name="P18">Output<text:s/>JSON structure<text:s/>for empty set:</text:p>
      <text:p text:style-name="P19"/>
      <text:p text:style-name="P20">{<text:line-break/><text:s text:c="2"/>"systems":[]<text:line-break/>}</text:p>
      <text:p text:style-name="P21">or</text:p>
      <text:p text:style-name="P22"/>
      <text:p text:style-name="P23">{<text:line-break/><text:s text:c="2"/>"systems":["sys1"]<text:line-break/>}</text:p>
      <text:p text:style-name="P24">if one system with the name ‘sys1’ has created a service endpoint.</text:p>
      <text:p text:style-name="P25"/>
      <text:p text:style-name="P26"/>
      <text:p text:style-name="Standard"><text:span text:style-name="T27">Uri</text:span>: /datamanager/proxy/</text:p>
      <text:p text:style-name="P28"><text:span text:style-name="T29">Type</text:span>:<text:s/>PUT</text:p>
      <text:p text:style-name="P30"/>
      <text:p text:style-name="P31">Depending on input message, this operation can list, create<text:s/>or delete<text:s/>an endpoint for a specific service.<text:s/>The endpoint can then be used by a service data producer to push SenML data to the Proxy service.</text:p>
      <text:p text:style-name="P32"/>
      <text:p text:style-name="P33">Input JSON structure for List operation:</text:p>
      <text:p text:style-name="P34"/>
      <text:soft-page-break/>
      <text:p text:style-name="P35"><text:span text:style-name="T36">{</text:span><text:span text:style-name="T37"><text:line-break/><text:s text:c="2"/></text:span><text:span text:style-name="T38">"op":"</text:span><text:span text:style-name="T39">list</text:span><text:span text:style-name="T40">"</text:span><text:span text:style-name="T41"><text:line-break/></text:span><text:span text:style-name="T42">}</text:span></text:p>
      <text:p text:style-name="P43"><text:line-break/>Input JSON structure<text:s/>for Create operation:</text:p>
      <text:p text:style-name="P44"><text:span text:style-name="T45">{</text:span><text:span text:style-name="T46"><text:line-break/><text:s text:c="2"/></text:span><text:span text:style-name="T47">"op":"create",<text:s/></text:span><text:span text:style-name="T48"><text:line-break/><text:s text:c="2"/></text:span><text:span text:style-name="T49"><text:s text:c="2"/></text:span><text:span text:style-name="T50">"srvName": "_temperature._http._sys1._arrowhead.eu",<text:s/></text:span><text:span text:style-name="T51"><text:line-break/><text:s text:c="2"/></text:span><text:span text:style-name="T52"><text:s text:c="2"/></text:span><text:span text:style-name="T53">"srvType": "_temperature"</text:span><text:span text:style-name="T54"><text:line-break/></text:span><text:span text:style-name="T55">}</text:span></text:p>
      <text:p text:style-name="P56"/>
      <text:p text:style-name="P57">Input JSON structure for Delete operation:</text:p>
      <text:p text:style-name="P58"><text:span text:style-name="T59">{</text:span><text:span text:style-name="T60"><text:line-break/><text:s text:c="2"/></text:span><text:span text:style-name="T61">"op":"</text:span><text:span text:style-name="T62">delete</text:span><text:span text:style-name="T63">"</text:span><text:span text:style-name="T64">,</text:span><text:span text:style-name="T65"><text:line-break/><text:s text:c="2"/></text:span><text:span text:style-name="T66">"srvName": "_temperature._http._sys1._arrowhead.eu"</text:span><text:span text:style-name="T67"><text:line-break/></text:span><text:span text:style-name="T68">}</text:span></text:p>
      <text:p text:style-name="P69"/>
      <text:p text:style-name="Standard"><text:span text:style-name="T70">Uri</text:span>: /datamanager/proxy/&lt;systemName&gt;</text:p>
      <text:p text:style-name="P71"><text:span text:style-name="T72">Type</text:span>: GET</text:p>
      <text:p text:style-name="P73"/>
      <text:p text:style-name="P74">Gets a list of all all services that system &lt;systemName&gt; have created.</text:p>
      <text:p text:style-name="P75"/>
      <text:p text:style-name="P76">Output JSON structure for empty set:</text:p>
      <text:p text:style-name="P77"/>
      <text:p text:style-name="P78">{<text:line-break/><text:s text:c="2"/>"services":[]<text:line-break/>}</text:p>
      <text:p text:style-name="P79">or</text:p>
      <text:p text:style-name="P80"/>
      <text:p text:style-name="P81">{<text:line-break/><text:s text:c="2"/>"services":[<text:line-break/><text:s text:c="4"/>"_temperature._http._sys1._arrowhead.eu"<text:line-break/><text:s text:c="2"/>]<text:line-break/>}</text:p>
      <text:p text:style-name="P82">when one<text:s/>system named<text:s/><text:span text:style-name="T83">sys1</text:span>,<text:s/>has registered one service. The<text:s/>example request<text:s/>URI is:<text:line-break/>/datamanager/proxy/sys1</text:p>
      <text:p text:style-name="P84"/>
      <text:p text:style-name="P85"/>
      <text:p text:style-name="Standard"><text:span text:style-name="T86">Uri</text:span>: /datamanager/proxy/&lt;systemName&gt;/&lt;serviceName&gt;</text:p>
      <text:p text:style-name="P87"><text:span text:style-name="T88">Type</text:span>: PUT</text:p>
      <text:p text:style-name="P89"><text:span text:style-name="T90">Content-</text:span><text:span text:style-name="T91">T</text:span><text:span text:style-name="T92">ype</text:span>: application/json</text:p>
      <text:p text:style-name="P93"/>
      <text:p text:style-name="P94">Pushes a SenML message to a service endpoint named &lt;serviceName&gt; that system &lt;systemName&gt; have created.<text:s/>Building on the previously used examples with sys1 as system, the entire URI will be:<text:line-break/><text:s/>/datamanager/proxy/sys1/_temperature._http._sys1._arrowhead.eu</text:p>
      <text:p text:style-name="P95"/>
      <text:p text:style-name="P96">Input JSON:</text:p>
      <text:p text:style-name="P97"/>
      <text:p text:style-name="P98">[<text:line-break/><text:s text:c="2"/>{"bn":"_temperature._http._sys1._arrowhead.eu", "bt": 14625223},<text:s/><text:line-break/><text:s text:c="2"/>{"n": "temperature", "v": 19.2}<text:line-break/>]</text:p>
      <text:soft-page-break/>
      <text:p text:style-name="P99">4.1.3.</text:p>
      <text:list text:style-name="LFO1" text:continue-numbering="true">
        <text:list-item>
          <text:p text:style-name="P100">Note that the<text:s/><text:span text:style-name="T101">bn</text:span><text:s/>must occur once, and must be placed in the first JSON object in the array.</text:p>
        </text:list-item>
        <text:list-item>
          <text:p text:style-name="P102">Note that the<text:s/><text:span text:style-name="T103">b</text:span><text:span text:style-name="T104">t</text:span><text:s/>must occur once, and must be placed in the first JSON object in the array.<text:s/>The bt tag is the number of seconds since 1/1 1970, i.e. UNIX <text:s/>time.</text:p>
        </text:list-item>
        <text:list-item>
          <text:p text:style-name="P105">Note that the<text:s/><text:span text:style-name="T106">b</text:span><text:span text:style-name="T107">u</text:span><text:s/>can only occur once, and if exists, must be placed in the first JSON object in the array.</text:p>
        </text:list-item>
        <text:list-item>
          <text:p text:style-name="P108">The<text:s/><text:span text:style-name="T109">bn</text:span><text:s/>field must match the serviceName parameter.</text:p>
        </text:list-item>
        <text:list-item>
          <text:p text:style-name="P110">For more details, see the SenML RFC -<text:s/><text:a xlink:href="https://tools.ietf.org/html/rfc8428" office:target-frame-name="_top" xlink:show="replace"><text:span text:style-name="Hyperlink">https://tools.ietf.org/html/rfc8428</text:span></text:a><text:s/></text:p>
        </text:list-item>
      </text:list>
      <text:p text:style-name="P111"/>
      <text:p text:style-name="P112"/>
      <text:p text:style-name="Standard"><text:span text:style-name="T113">Uri</text:span>: /datamanager/proxy/&lt;systemName&gt;/&lt;serviceName&gt;</text:p>
      <text:p text:style-name="P114"><text:span text:style-name="T115">Type</text:span>: GET</text:p>
      <text:p text:style-name="P116"><text:span text:style-name="T117">Content-</text:span><text:span text:style-name="T118">T</text:span><text:span text:style-name="T119">ype</text:span>: application/json</text:p>
      <text:p text:style-name="P120"/>
      <text:p text:style-name="P121">Fetches the lastest SenML message from a service endpoint named &lt;serviceName&gt; belonging to system &lt;systemName&gt;.</text:p>
      <text:p text:style-name="P122"/>
      <text:p text:style-name="P123">Output JSON:</text:p>
      <text:p text:style-name="P124"/>
      <text:p text:style-name="P125">[<text:line-break/><text:s text:c="2"/>{"bn":"_temperature._http._sys1._arrowhead.eu", "bt": 14625223},<text:s/><text:line-break/><text:s text:c="2"/>{"n": "temperature", "v": 19.2}<text:line-break/>]</text:p>
      <text:p text:style-name="P126"/>
      <text:p text:style-name="P127">Note that the Proxy service only stores one message<text:s/>(the newest one), so if a data producer<text:s/>uploads messages faster than a consumer is downloading them, data will be used. Use the Historian service if data guarantees are needed.<text:s/></text:p>
      <text:p text:style-name="P128"/>
      <text:h text:style-name="Heading2" text:outline-level="2">Client Services - Historian</text:h>
      <text:p text:style-name="P129">These services can be used by consumers in a local Arrowhead Cloud.</text:p>
      <text:p text:style-name="P130"/>
      <text:p text:style-name="Standard"><text:span text:style-name="T131">Uri</text:span>: /datamanager/historian</text:p>
      <text:p text:style-name="P132"><text:span text:style-name="T133">Type</text:span>: GET</text:p>
      <text:p text:style-name="P134"><text:span text:style-name="T135">Content-</text:span><text:span text:style-name="T136">T</text:span><text:span text:style-name="T137">ype</text:span>: application/json</text:p>
      <text:p text:style-name="P138"/>
      <text:p text:style-name="P139">Gets a list of all systems that have created a Historian service endpoint.</text:p>
      <text:p text:style-name="P140"/>
      <text:p text:style-name="P141">Output JSON structure for empty set:</text:p>
      <text:p text:style-name="P142"/>
      <text:p text:style-name="P143">{<text:line-break/><text:s text:c="2"/>"systems":[]<text:line-break/>}</text:p>
      <text:p text:style-name="P144">or</text:p>
      <text:p text:style-name="P145"/>
      <text:p text:style-name="P146">{<text:line-break/><text:s text:c="2"/>"systems":["sys1"]<text:line-break/>}</text:p>
      <text:p text:style-name="P147">if one system with the name ‘sys1’ has created at least one service endpoint.</text:p>
      <text:p text:style-name="P148"/>
      <text:soft-page-break/>
      <text:p text:style-name="Standard"><text:span text:style-name="T149">Uri</text:span>: /datamanager/historian/&lt;systemName&gt;</text:p>
      <text:p text:style-name="P150"><text:span text:style-name="T151">Type</text:span>: GET</text:p>
      <text:p text:style-name="P152"><text:span text:style-name="T153">Content-</text:span><text:span text:style-name="T154">T</text:span><text:span text:style-name="T155">ype</text:span>: application/json</text:p>
      <text:p text:style-name="P156"/>
      <text:p text:style-name="P157">Gets a list of all all service endpoints that system &lt;systemName&gt; have created in the Historian.</text:p>
      <text:p text:style-name="P158"/>
      <text:p text:style-name="P159">Output JSON structure:</text:p>
      <text:p text:style-name="P160"/>
      <text:p text:style-name="P161">{<text:line-break/><text:s text:c="2"/>"services":[<text:line-break/><text:s text:c="4"/>"_sensor-342._temperature._http._tw.net"<text:line-break/><text:s text:c="2"/>]<text:line-break/>}</text:p>
      <text:p text:style-name="P162"/>
      <text:p text:style-name="Standard"><text:span text:style-name="T163">Uri</text:span>: /datamanager/historian/&lt;systemName&gt;</text:p>
      <text:p text:style-name="P164"><text:span text:style-name="T165">Type</text:span>: PUT</text:p>
      <text:p text:style-name="P166"><text:span text:style-name="T167">Content-</text:span><text:span text:style-name="T168">T</text:span><text:span text:style-name="T169">ype</text:span>: application/json</text:p>
      <text:p text:style-name="P170"/>
      <text:p text:style-name="P171">Depending on input message, this operation can list, create or delete an endpoint for a specific service. The endpoint can then be used by a service data producer to push SenML data to the Historian service.</text:p>
      <text:p text:style-name="P172"/>
      <text:p text:style-name="P173">Input JSON structure for List operation:</text:p>
      <text:p text:style-name="P174"/>
      <text:p text:style-name="P175"><text:span text:style-name="T176">{</text:span><text:span text:style-name="T177"><text:line-break/><text:s text:c="2"/></text:span><text:span text:style-name="T178">"op":"</text:span><text:span text:style-name="T179">list</text:span><text:span text:style-name="T180">"</text:span><text:span text:style-name="T181"><text:line-break/></text:span><text:span text:style-name="T182">}</text:span></text:p>
      <text:p text:style-name="P183"><text:line-break/>Input JSON structure for Create operation:</text:p>
      <text:p text:style-name="P184"><text:span text:style-name="T185">{</text:span><text:span text:style-name="T186"><text:line-break/><text:s text:c="2"/></text:span><text:span text:style-name="T187">"op":"create",<text:s/></text:span><text:span text:style-name="T188"><text:line-break/><text:s text:c="4"/></text:span><text:span text:style-name="T189">"srvName": "_temperature._http._sys1._arrowhead.eu",<text:s/></text:span><text:span text:style-name="T190"><text:line-break/><text:s text:c="4"/></text:span><text:span text:style-name="T191">"srvType": "_temperature"</text:span><text:span text:style-name="T192"><text:line-break/></text:span><text:span text:style-name="T193">}</text:span></text:p>
      <text:p text:style-name="P194"/>
      <text:p text:style-name="P195">Output JSON structure for successful Create operation:</text:p>
      <text:p text:style-name="P196"><text:span text:style-name="T197">{</text:span><text:span text:style-name="T198"><text:line-break/><text:s text:c="2"/></text:span><text:span text:style-name="T199">"</text:span><text:span text:style-name="T200">x</text:span><text:span text:style-name="T201">":</text:span><text:span text:style-name="T202"><text:s/>0<text:s/></text:span><text:span text:style-name="T203"><text:line-break/></text:span><text:span text:style-name="T204">}</text:span></text:p>
      <text:p text:style-name="P205"/>
      <text:p text:style-name="P206">Output JSON structure for unsuccessful Create operation:</text:p>
      <text:p text:style-name="P207"><text:span text:style-name="T208">{</text:span><text:span text:style-name="T209"><text:line-break/><text:s text:c="2"/></text:span><text:span text:style-name="T210">"</text:span><text:span text:style-name="T211">x</text:span><text:span text:style-name="T212">":</text:span><text:span text:style-name="T213"><text:s/>-1,</text:span><text:span text:style-name="T214"><text:line-break/><text:s text:c="2"/>“xs”: “Error string here”</text:span><text:span text:style-name="T215"><text:line-break/></text:span><text:span text:style-name="T216">}</text:span></text:p>
      <text:p text:style-name="P217"/>
      <text:p text:style-name="P218"/>
      <text:p text:style-name="P219">Input JSON structure for Delete operation:</text:p>
      <text:p text:style-name="P220"><text:span text:style-name="T221">{</text:span><text:span text:style-name="T222"><text:line-break/><text:s text:c="2"/></text:span><text:span text:style-name="T223">"op":"</text:span><text:span text:style-name="T224">delete</text:span><text:span text:style-name="T225">"</text:span><text:span text:style-name="T226">,</text:span><text:span text:style-name="T227"><text:line-break/><text:s text:c="2"/></text:span><text:span text:style-name="T228">"srvName": "_temperature._http._sys1._arrowhead.eu"</text:span><text:span text:style-name="T229"><text:line-break/></text:span><text:span text:style-name="T230">}</text:span></text:p>
      <text:soft-page-break/>
      <text:p text:style-name="Standard"><text:span text:style-name="T231">Uri</text:span><text:span text:style-name="T232">: /datamanager/historian/&lt;systemName&gt;/&lt;serviceName&gt;</text:span></text:p>
      <text:p text:style-name="P233"><text:span text:style-name="T234">Type</text:span>: GET</text:p>
      <text:p text:style-name="P235"><text:span text:style-name="T236">Content-</text:span><text:span text:style-name="T237">T</text:span><text:span text:style-name="T238">ype</text:span>: application/json</text:p>
      <text:p text:style-name="Standard"><text:span text:style-name="T239">Query params</text:span>:</text:p>
      <text:list text:style-name="LFO1" text:continue-numbering="true">
        <text:list-item>
          <text:p text:style-name="P240"><text:span text:style-name="T241">count</text:span><text:s/>– number of measurements to fetch (optional),</text:p>
        </text:list-item>
        <text:list-item>
          <text:p text:style-name="P242"><text:span text:style-name="T243">sigX<text:s/></text:span>– signal name, multiple sig parameters can be used, where X goes from 0 to the number of requested signals. For example: ?sig0=temperature&amp;sig1=humidity</text:p>
        </text:list-item>
        <text:list-item>
          <text:p text:style-name="P244"><text:span text:style-name="T245">ts<text:s/></text:span>– the timestamp to use</text:p>
        </text:list-item>
        <text:list-item>
          <text:p text:style-name="P246"><text:span text:style-name="T247">tsop<text:s/></text:span>– the operation to use on the timestamp.<text:s/>Usage: ?ts=<text:s/>1576473543&amp;tsop=ge returns all measurements taken on or after the UNIX timestamp<text:s/>1576473543.<text:line-break/>Can be;</text:p>
          <text:list text:continue-numbering="true">
            <text:list-item>
              <text:p text:style-name="P248">ge – greater than or equal<text:s/>(default value<text:s/>if tsop is empty)</text:p>
            </text:list-item>
            <text:list-item>
              <text:p text:style-name="P249">gt – greater than</text:p>
            </text:list-item>
            <text:list-item>
              <text:p text:style-name="P250">le – less than or equal</text:p>
            </text:list-item>
            <text:list-item>
              <text:p text:style-name="P251">ls – less than</text:p>
            </text:list-item>
            <text:list-item>
              <text:p text:style-name="P252">eq<text:s/>–<text:s/>equal<text:s text:c="2"/></text:p>
            </text:list-item>
          </text:list>
        </text:list-item>
      </text:list>
      <text:p text:style-name="P253"/>
      <text:p text:style-name="P254">This operation fetches sensor data from an endpoint.<text:s/></text:p>
      <text:p text:style-name="P255"/>
      <text:p text:style-name="P256">Output JSON:</text:p>
      <text:p text:style-name="P257"/>
      <text:p text:style-name="P258">[<text:line-break/><text:s text:c="2"/>{"bn":"_temperature._http._sys1._arrowhead.eu", "bt": 14625223},<text:s/><text:line-break/><text:s text:c="2"/>{"n": "temperature", "v": 19.2}<text:line-break/>]</text:p>
      <text:p text:style-name="P259"/>
      <text:p text:style-name="P260"/>
      <text:p text:style-name="Standard"><text:span text:style-name="T261">Uri</text:span><text:span text:style-name="T262">: /datamanager/historian/&lt;systemName&gt;/&lt;serviceName&gt;</text:span></text:p>
      <text:p text:style-name="P263"><text:span text:style-name="T264">Type</text:span>: PUT</text:p>
      <text:p text:style-name="P265"><text:span text:style-name="T266">Content-</text:span><text:span text:style-name="T267">T</text:span><text:span text:style-name="T268">ype</text:span>: application/json</text:p>
      <text:p text:style-name="P269"/>
      <text:p text:style-name="P270">This operation pushes sensor data into an endpoint.<text:s/></text:p>
      <text:p text:style-name="P271"/>
      <text:p text:style-name="P272">Input JSON:</text:p>
      <text:p text:style-name="P273"/>
      <text:p text:style-name="P274"/>
      <text:p text:style-name="P275">[<text:line-break/><text:s text:c="2"/>{"bn":"_temperature._http._sys1._arrowhead.eu", "bt": 14625223},<text:s/><text:line-break/><text:s text:c="2"/>{"n": "temperature", "v": 19.2}<text:line-break/>]</text:p>
      <text:p text:style-name="P276"/>
      <text:p text:style-name="P277"/>
      <text:h text:style-name="Heading2" text:outline-level="2">Private Services</text:h>
      <text:p text:style-name="P278">Not avail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text-properties fo:font-size="9pt" style:font-size-asian="9pt" style:font-size-complex="8pt" fo:hyphenate="false"/>
    </style:style>
    <style:style style:name="BalloonTextChar" style:display-name="Balloon Text Char" style:family="text" style:parent-style-name="DefaultParagraphFont">
      <style:text-properties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Microsoft Office User</dc:creator>
    <meta:creation-date>2019-12-17T02:27:00Z</meta:creation-date>
    <dc:date>2019-12-17T02:28:00Z</dc:date>
    <meta:print-date>2019-12-17T02:27:00Z</meta:print-date>
    <meta:template xlink:href="Normal.dotm" xlink:type="simple"/>
    <meta:editing-cycles>4</meta:editing-cycles>
    <meta:editing-duration>PT60S</meta:editing-duration>
    <meta:document-statistic meta:page-count="5" meta:paragraph-count="12" meta:word-count="935" meta:character-count="6256" meta:row-count="44" meta:non-whitespace-character-count="5333"/>
  </office:meta>
</office:document-meta>
</file>